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20-12-09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17-01-1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12-12-12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11-12-12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10-12-14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10-01-19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09-02-03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08-01-24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07-02-0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05-01-0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04-02-02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03-02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02-01-08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01-01-0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2000-01-24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99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98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9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92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8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8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606095555301</text:p>
          </table:table-cell>
          <table:table-cell office:value-type="string" calcext:value-type="string">
            <text:p>196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